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color="#000000" draw:fill-color="#fffbcc" draw:textarea-horizontal-align="justify" draw:textarea-vertical-align="top" draw:auto-grow-height="false" fo:min-height="2.12cm" fo:min-width="2.8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5cm" fo:min-width="0cm" fo:padding-right="0.2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fo:min-height="0.795cm" fo:padding-left="0.1cm" fo:padding-right="0.1cm"/>
    </style:style>
    <style:style style:name="gr12" style:family="graphic" style:parent-style-name="standard">
      <style:graphic-properties draw:stroke="none" svg:stroke-color="#000000" draw:fill="none" draw:fill-color="#ffffff" draw:textarea-horizontal-align="right" fo:min-height="0.795cm" fo:padding-right="0.1cm"/>
    </style:style>
    <style:style style:name="gr13" style:family="graphic" style:parent-style-name="standard">
      <style:graphic-properties draw:stroke="none" svg:stroke-color="#000000" draw:fill="none" draw:fill-color="#ffffff" draw:textarea-horizontal-align="right" fo:min-height="0.35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fo:min-height="0.495cm" fo:padding-left="0.1cm" fo:padding-right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0.45cm" fo:padding-left="0.1cm" fo:padding-right="0.1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bottom" fo:min-height="0.795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margin-top="0.2cm" fo:margin-bottom="0cm" fo:text-align="center"/>
    </style:style>
    <style:style style:name="P3" style:family="paragraph">
      <loext:graphic-properties draw:fill-color="#fffbcc"/>
      <style:paragraph-properties fo:margin-top="0.2cm" fo:margin-bottom="0cm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001cm" svg:height="0.5cm" svg:x="4.8cm" svg:y="6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5cm" svg:height="2.5cm" svg:x="3.2cm" svg:y="7.319cm">
          <text:p text:style-name="P2"><text:span text:style-name="T1">Idle</text:span></text:p>
          <text:p text:style-name="P2"><text:span text:style-name="T2">No buttons pushed</text:span></text:p>
          <draw:enhanced-geometry svg:viewBox="0 0 21600 21600" draw:path-stretchpoint-x="10800" draw:path-stretchpoint-y="10800" draw:text-areas="?f3 ?f4 ?f5 ?f6" draw:type="round-rectangle" draw:modifiers="1924.37518376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3.5cm" svg:height="2.5cm" svg:x="10.7cm" svg:y="7.319cm">
          <text:p text:style-name="P2"><text:span text:style-name="T1">Single</text:span></text:p>
          <text:p text:style-name="P2"><text:span text:style-name="T2">First button</text:span><text:span text:style-name="T2"><text:line-break/></text:span><text:span text:style-name="T2">push event</text:span></text:p>
          <draw:enhanced-geometry svg:viewBox="0 0 21600 21600" draw:path-stretchpoint-x="10800" draw:path-stretchpoint-y="10800" draw:text-areas="?f3 ?f4 ?f5 ?f6" draw:type="round-rectangle" draw:modifiers="1924.37518376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.5cm" svg:height="2.5cm" svg:x="6.9cm" svg:y="2.919cm">
          <draw:glue-point draw:id="4" svg:x="-2.714cm" svg:y="-5cm"/>
          <draw:glue-point draw:id="5" svg:x="2.714cm" svg:y="-5cm"/>
          <text:p text:style-name="P2"><text:span text:style-name="T1">Long</text:span></text:p>
          <text:p text:style-name="P2"><text:span text:style-name="T2">Long button push</text:span><text:span text:style-name="T2"><text:line-break/></text:span><text:span text:style-name="T2">detected</text:span></text:p>
          <draw:enhanced-geometry svg:viewBox="0 0 21600 21600" draw:path-stretchpoint-x="10800" draw:path-stretchpoint-y="10800" draw:text-areas="?f3 ?f4 ?f5 ?f6" draw:type="round-rectangle" draw:modifiers="1924.37518376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3.5cm" svg:height="2.5cm" svg:x="10.7cm" svg:y="12.519cm">
          <text:p text:style-name="P2"><text:span text:style-name="T1">DoubleWait</text:span></text:p>
          <text:p text:style-name="P2"><text:span text:style-name="T2">Button(s) released</text:span><text:span text:style-name="T2"><text:line-break/></text:span><text:span text:style-name="T2">wait for double</text:span></text:p>
          <draw:enhanced-geometry svg:viewBox="0 0 21600 21600" draw:path-stretchpoint-x="10800" draw:path-stretchpoint-y="10800" draw:text-areas="?f3 ?f4 ?f5 ?f6" draw:type="round-rectangle" draw:modifiers="1924.37518376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5cm" svg:height="2.5cm" svg:x="3.2cm" svg:y="12.519cm">
          <text:p text:style-name="P2"><text:span text:style-name="T1">Double</text:span></text:p>
          <text:p text:style-name="P2"><text:span text:style-name="T2">Double push detected</text:span><text:span text:style-name="T2"><text:line-break/></text:span><text:span text:style-name="T2"> wait for release</text:span></text:p>
          <draw:enhanced-geometry svg:viewBox="0 0 21600 21600" draw:path-stretchpoint-x="10800" draw:path-stretchpoint-y="10800" draw:text-areas="?f3 ?f4 ?f5 ?f6" draw:type="round-rectangle" draw:modifiers="1924.37518376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7cm" svg:y1="8.569cm" svg:x2="10.7cm" svg:y2="8.569cm" draw:start-shape="id1" draw:start-glue-point="1" draw:end-shape="id2" draw:end-glue-point="3" svg:d="M6700 8569h4000" svg:viewBox="0 0 4001 1">
          <text:p/>
        </draw:connector>
        <draw:connector draw:style-name="gr3" draw:text-style-name="P4" draw:layer="layout" svg:x1="12.45cm" svg:y1="7.319cm" svg:x2="10.4cm" svg:y2="4.169cm" draw:start-shape="id2" draw:start-glue-point="0" draw:end-shape="id3" draw:end-glue-point="1" svg:d="M12450 7319v-3150h-2050" svg:viewBox="0 0 2051 3151">
          <text:p/>
        </draw:connector>
        <draw:connector draw:style-name="gr3" draw:text-style-name="P4" draw:layer="layout" svg:x1="6.9cm" svg:y1="4.169cm" svg:x2="4.95cm" svg:y2="7.319cm" draw:start-shape="id3" draw:start-glue-point="3" draw:end-shape="id1" draw:end-glue-point="0" svg:d="M6900 4169h-1950v3150" svg:viewBox="0 0 1951 3151">
          <text:p/>
        </draw:connector>
        <draw:connector draw:style-name="gr3" draw:text-style-name="P4" draw:layer="layout" draw:type="line" svg:x1="4.95cm" svg:y1="12.519cm" svg:x2="4.95cm" svg:y2="9.819cm" draw:start-shape="id4" draw:start-glue-point="0" draw:end-shape="id1" draw:end-glue-point="2" svg:d="M4950 12519v-2700" svg:viewBox="0 0 1 2701">
          <text:p/>
        </draw:connector>
        <draw:connector draw:style-name="gr3" draw:text-style-name="P4" draw:layer="layout" draw:type="line" svg:x1="10.7cm" svg:y1="13.769cm" svg:x2="6.7cm" svg:y2="13.769cm" draw:start-shape="id5" draw:start-glue-point="3" draw:end-shape="id4" draw:end-glue-point="1" svg:d="M10700 13769h-4000" svg:viewBox="0 0 4001 1">
          <text:p/>
        </draw:connector>
        <draw:connector draw:style-name="gr3" draw:text-style-name="P4" draw:layer="layout" svg:x1="12.45cm" svg:y1="12.519cm" svg:x2="4.95cm" svg:y2="9.819cm" draw:start-shape="id5" draw:start-glue-point="0" draw:end-shape="id1" draw:end-glue-point="2" svg:d="M12450 12519v-1349h-7500v-1351" svg:viewBox="0 0 7501 2701">
          <text:p/>
        </draw:connector>
        <draw:connector draw:style-name="gr3" draw:text-style-name="P4" draw:layer="layout" draw:line-skew="0.298cm" svg:x1="14.2cm" svg:y1="8.569cm" svg:x2="14.2cm" svg:y2="13.769cm" draw:start-shape="id2" draw:start-glue-point="1" draw:end-shape="id5" draw:end-glue-point="1" svg:d="M14200 8569h800v5200h-800" svg:viewBox="0 0 801 5201">
          <text:p/>
        </draw:connector>
        <draw:custom-shape draw:style-name="gr4" draw:text-style-name="P5" xml:id="id6" draw:id="id6" draw:layer="layout" svg:width="0.8cm" svg:height="0.8cm" svg:x="1.3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.983cm" svg:y1="7.502cm" svg:x2="3.2cm" svg:y2="8.569cm" draw:start-shape="id6" draw:start-glue-point="9" draw:end-shape="id1" draw:end-glue-point="3" svg:d="M1983 7502l1217 1067" svg:viewBox="0 0 1218 1068">
          <text:p/>
        </draw:connector>
        <draw:frame draw:style-name="gr5" draw:text-style-name="P6" draw:layer="layout" svg:width="1.243cm" svg:height="0.645cm" svg:x="1.1cm" svg:y="6.219cm">
          <draw:text-box>
            <text:p><text:span text:style-name="T2">Start</text:span></text:p>
          </draw:text-box>
        </draw:frame>
        <draw:frame draw:style-name="gr6" draw:text-style-name="P7" draw:layer="layout" svg:width="3.74cm" svg:height="1.119cm" svg:x="12.46cm" svg:y="4.281cm">
          <draw:text-box>
            <text:p><text:span text:style-name="T1">Trigger Action:</text:span></text:p>
            <text:p><text:span text:style-name="T3">Long push</text:span></text:p>
          </draw:text-box>
        </draw:frame>
        <draw:frame draw:style-name="gr7" draw:text-style-name="P7" draw:layer="layout" svg:width="5.76cm" svg:height="0.725cm" svg:x="6cm" svg:y="10.419cm">
          <draw:text-box>
            <text:p><text:span text:style-name="T1">Trigger Action: </text:span><text:span text:style-name="T3">Single push</text:span></text:p>
          </draw:text-box>
        </draw:frame>
        <draw:frame draw:style-name="gr8" draw:text-style-name="P7" draw:layer="layout" svg:width="3.74cm" svg:height="1.481cm" svg:x="7.16cm" svg:y="13.819cm">
          <draw:text-box>
            <text:p><text:span text:style-name="T1">Trigger Action:</text:span></text:p>
            <text:p><text:span text:style-name="T3">Double push</text:span></text:p>
          </draw:text-box>
        </draw:frame>
        <draw:frame draw:style-name="gr9" draw:text-style-name="P9" draw:layer="layout" svg:width="3.7cm" svg:height="1.119cm" svg:x="1.2cm" svg:y="4.619cm">
          <draw:text-box>
            <text:p text:style-name="P8"><text:span text:style-name="T1">Trigger Action:</text:span></text:p>
            <text:p text:style-name="P8"><text:span text:style-name="T3">Long push released</text:span></text:p>
          </draw:text-box>
        </draw:frame>
        <draw:connector draw:style-name="gr3" draw:text-style-name="P4" draw:layer="layout" draw:line-skew="-0.199cm" svg:x1="9.599cm" svg:y1="2.919cm" svg:x2="7.701cm" svg:y2="2.919cm" draw:start-shape="id3" draw:start-glue-point="5" draw:end-shape="id3" draw:end-glue-point="4" svg:d="M9599 2919v-700h-1898v700" svg:viewBox="0 0 1899 701">
          <text:p/>
        </draw:connector>
        <draw:frame draw:style-name="gr6" draw:text-style-name="P7" draw:layer="layout" svg:width="3.74cm" svg:height="1.119cm" svg:x="6.9cm" svg:y="1.1cm">
          <draw:text-box>
            <text:p><text:span text:style-name="T1">Trigger Action:</text:span></text:p>
            <text:p><text:span text:style-name="T3">Hold (repeated)</text:span></text:p>
          </draw:text-box>
        </draw:frame>
        <draw:frame draw:style-name="gr10" draw:text-style-name="P11" draw:layer="layout" svg:width="3.4cm" svg:height="0.645cm" svg:x="6.7cm" svg:y="8cm">
          <draw:text-box>
            <text:p text:style-name="P10"><text:span text:style-name="T4">Button(s) pushed</text:span></text:p>
          </draw:text-box>
        </draw:frame>
        <draw:frame draw:style-name="gr11" draw:text-style-name="P11" draw:layer="layout" svg:width="2cm" svg:height="1.045cm" svg:x="14.2cm" svg:y="7.555cm">
          <draw:text-box>
            <text:p text:style-name="P10"><text:span text:style-name="T4">Button(s) released</text:span></text:p>
          </draw:text-box>
        </draw:frame>
        <draw:frame draw:style-name="gr12" draw:text-style-name="P11" draw:layer="layout" svg:width="2cm" svg:height="1.045cm" svg:x="2.9cm" svg:y="11.455cm">
          <draw:text-box>
            <text:p text:style-name="P10"><text:span text:style-name="T4">Button(s) released</text:span></text:p>
          </draw:text-box>
        </draw:frame>
        <draw:frame draw:style-name="gr13" draw:text-style-name="P11" draw:layer="layout" svg:width="3.4cm" svg:height="0.645cm" svg:x="7.3cm" svg:y="13.155cm">
          <draw:text-box>
            <text:p text:style-name="P10"><text:span text:style-name="T4">Button(s) pushed</text:span></text:p>
          </draw:text-box>
        </draw:frame>
        <draw:frame draw:style-name="gr14" draw:text-style-name="P11" draw:layer="layout" svg:width="2cm" svg:height="0.745cm" svg:x="12.5cm" svg:y="6.655cm">
          <draw:text-box>
            <text:p text:style-name="P10"><text:span text:style-name="T4">Timeout</text:span></text:p>
          </draw:text-box>
        </draw:frame>
        <draw:frame draw:style-name="gr15" draw:text-style-name="P11" draw:layer="layout" svg:width="2cm" svg:height="0.7cm" svg:x="9.6cm" svg:y="2.3cm">
          <draw:text-box>
            <text:p text:style-name="P10"><text:span text:style-name="T4">Timeout</text:span></text:p>
          </draw:text-box>
        </draw:frame>
        <draw:frame draw:style-name="gr14" draw:text-style-name="P11" draw:layer="layout" svg:width="2cm" svg:height="0.745cm" svg:x="12.4cm" svg:y="11.9cm">
          <draw:text-box>
            <text:p text:style-name="P10"><text:span text:style-name="T4">Timeout</text:span></text:p>
          </draw:text-box>
        </draw:frame>
        <draw:frame draw:style-name="gr16" draw:text-style-name="P11" draw:layer="layout" svg:width="2cm" svg:height="1.045cm" svg:x="4.9cm" svg:y="3.1cm">
          <draw:text-box>
            <text:p text:style-name="P10"><text:span text:style-name="T4">Button(s) releas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21:33:46.021800905</meta:creation-date>
    <dc:date>2019-11-02T22:44:11.413946321</dc:date>
    <meta:editing-duration>PT11M28S</meta:editing-duration>
    <meta:editing-cycles>3</meta:editing-cycles>
    <meta:generator>LibreOffice/6.0.5.2$MacOSX_X86_64 LibreOffice_project/54c8cbb85f300ac59db32fe8a675ff7683cd5a16</meta:generator>
    <meta:document-statistic meta:object-count="30"/>
  </office:meta>
</office:document-meta>
</file>